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 (EEZ-GUI)</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EEZ-GUI)2" text:continue-numbering="true" text:continue-list="list_Rectangl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EEZ-GUI)3"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EEZ-GUI)4" text:continue-numbering="true" text:continue-list="list_Rectangle (EEZ-GUI)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EEZ-GUI)5" text:continue-numbering="true" text:continue-list="list_Rectangle (EEZ-GUI)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ectangle (EEZ-GUI)6" text:continue-numbering="true" text:continue-list="list_Rectangle (EEZ-GUI)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EEZ-GUI)7" text:continue-numbering="true" text:continue-list="list_Rectangle (EEZ-GUI)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EEZ-GUI)8" text:continue-numbering="true" text:continue-list="list_Rectangle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EEZ-GUI)9" text:continue-numbering="true" text:continue-list="list_Rectangle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EEZ-GUI)10" text:continue-numbering="true" text:continue-list="list_Rectangle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EEZ-GUI)11" text:continue-numbering="true" text:continue-list="list_Rectangle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EEZ-GUI)12" text:continue-numbering="true" text:continue-list="list_Rectangle (EEZ-GUI)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ectangle (EEZ-GUI)13" text:continue-numbering="true" text:continue-list="list_Rectangle (EEZ-GUI)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EEZ-GUI)14" text:continue-numbering="true" text:continue-list="list_Rectangle (EEZ-GUI)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EEZ-GUI)15" text:continue-numbering="true" text:continue-list="list_Rectangle (EEZ-GUI)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EEZ-GUI)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EEZ-GUI)17" text:continue-numbering="true" text:continue-list="list_Rectangle (EEZ-GUI)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EEZ-GUI)18" text:continue-numbering="true" text:continue-list="list_Rectangle (EEZ-GUI)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EEZ-GUI)19" text:continue-numbering="true" text:continue-list="list_Rectangle (EEZ-GUI)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